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Lis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 1</text:p>
          </table:table-cell>
          <table:table-cell table:style-name="Default" office:value-type="string" calcext:value-type="string">
            <text:p>Col 2</text:p>
          </table:table-cell>
          <table:table-cell office:value-type="string" calcext:value-type="string">
            <text:p>Colum 3</text:p>
          </table:table-cell>
          <table:table-cell office:value-type="string" calcext:value-type="string">
            <text:p>Colum 4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date" office:date-value="1945-09-04" calcext:value-type="date">
            <text:p>04.09.1945</text:p>
          </table:table-cell>
          <table:table-cell office:value-type="string" calcext:value-type="string">
            <text:p>jrt rt 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6.748" calcext:value-type="float">
            <text:p>4186,748</text:p>
          </table:table-cell>
          <table:table-cell office:value-type="date" office:date-value="2015-12-20" calcext:value-type="date">
            <text:p>20.12.2015</text:p>
          </table:table-cell>
          <table:table-cell office:value-type="string" calcext:value-type="string">
            <text:p>hrtjhnrt tzdrth 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5.48" calcext:value-type="float">
            <text:p>845,48</text:p>
          </table:table-cell>
          <table:table-cell office:value-type="date" office:date-value="2005-09-08" calcext:value-type="date">
            <text:p>08.09.2005</text:p>
          </table:table-cell>
          <table:table-cell office:value-type="string" calcext:value-type="string">
            <text:p>ku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cs" fo:country="C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.00.0000</text:date>, <text:time style:data-style-name="N2" text:time-value="21:19:29.90812518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35:41.084213527</meta:creation-date>
    <dc:title>DelaVu</dc:title>
    <meta:editing-duration>PT7M43S</meta:editing-duration>
    <meta:editing-cycles>4</meta:editing-cycles>
    <meta:generator>LibreOffice/5.0.3.2$Linux_X86_64 LibreOffice_project/00m0$Build-2</meta:generator>
    <meta:initial-creator>Martin Lukeš</meta:initial-creator>
    <dc:date>2016-01-09T21:24:06.569091512</dc:date>
    <dc:creator>Martin Lukeš</dc:creator>
    <meta:document-statistic meta:table-count="1" meta:cell-count="16" meta:object-count="0"/>
    <meta:template xlink:type="simple" xlink:actuate="onRequest" xlink:title="DelaVu" xlink:href="../../../../../.config/libreoffice/4/user/template/DelaVu.ots" meta:date="2016-01-09T20:35:40.336992938"/>
  </office:meta>
</office:document-meta>
</file>